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fa937"/>
    </style:style>
    <style:style style:name="P2" style:family="paragraph" style:parent-style-name="Standard">
      <style:text-properties officeooo:rsid="000fa937" officeooo:paragraph-rsid="000fa937"/>
    </style:style>
    <style:style style:name="P3" style:family="paragraph" style:parent-style-name="Standard">
      <style:text-properties fo:color="#d4d4d4" style:font-name="Droid Sans Mono" fo:font-size="10.5pt" fo:font-weight="normal" officeooo:rsid="000fa937" fo:background-color="#1e1e1e"/>
    </style:style>
    <style:style style:name="P4" style:family="paragraph" style:parent-style-name="Standard">
      <style:text-properties fo:color="#d4d4d4" style:font-name="Droid Sans Mono" fo:font-size="10.5pt" fo:font-weight="normal" officeooo:rsid="000fa937" officeooo:paragraph-rsid="000fa937" fo:background-color="#1e1e1e"/>
    </style:style>
    <style:style style:name="T1" style:family="text">
      <style:text-properties fo:color="#9cdcfe"/>
    </style:style>
    <style:style style:name="T2" style:family="text">
      <style:text-properties fo:color="#4ec9b0"/>
    </style:style>
    <style:style style:name="T3" style:family="text">
      <style:text-properties fo:color="#ce9178"/>
    </style:style>
    <style:style style:name="T4" style:family="text">
      <style:text-properties fo:color="#dcdca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periance with django</text:p>
      <text:p text:style-name="P1"/>
      <text:p text:style-name="P2">1- Error, absent of default value</text:p>
      <text:p text:style-name="P1"/>
      <text:p text:style-name="P3"><text:span text:style-name="T1">subject</text:span> = <text:span text:style-name="T2">models</text:span>.<text:span text:style-name="T2">ForeignKey</text:span>(<text:span text:style-name="T2">Subject</text:span>, <text:span text:style-name="T1">related_name</text:span>=<text:span text:style-name="T3">'courses'</text:span>, <text:span text:style-name="T1">on_delete</text:span>=<text:span text:style-name="T2">models</text:span>.<text:span text:style-name="T4">CASCADE</text:span>)</text:p>
      <text:p text:style-name="P3"/>
      <text:p text:style-name="P4"/>
      <text:p text:style-name="P2">when I use the foreignkey, If I forget the default value, I may obtain an error. To avoid this type of issue, this line, should be look like:</text:p>
      <text:p text:style-name="P4"><text:span text:style-name="T1">subject</text:span> = <text:span text:style-name="T2">models</text:span>.<text:span text:style-name="T2">ForeignKey</text:span>(<text:span text:style-name="T2">Subject</text:span>, <text:span text:style-name="T1">related_name</text:span>=<text:span text:style-name="T3">'courses'</text:span>, <text:span text:style-name="T1">on_delete</text:span>=<text:span text:style-name="T2">models</text:span>.<text:span text:style-name="T4">CASCADE</text:span>, <text:span text:style-name="T1">default</text:span>=<text:span text:style-name="T3">' '</text:span>)</text:p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2-11T15:26:34.860343103</meta:creation-date>
    <dc:date>2023-02-11T15:33:17.659036977</dc:date>
    <meta:editing-duration>PT6M46S</meta:editing-duration>
    <meta:editing-cycles>1</meta:editing-cycles>
    <meta:document-statistic meta:table-count="0" meta:image-count="0" meta:object-count="0" meta:page-count="1" meta:paragraph-count="5" meta:word-count="49" meta:character-count="381" meta:non-whitespace-character-count="337"/>
    <meta:generator>LibreOffice/6.4.7.2$Linux_X86_64 LibreOffice_project/40$Build-2</meta:generator>
  </office:meta>
</office:document-meta>
</file>